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2611in"/>
    </style:style>
    <style:style style:name="TableColumn3" style:family="table-column">
      <style:table-column-properties style:column-width="1.9687in"/>
    </style:style>
    <style:style style:name="TableColumn4" style:family="table-column">
      <style:table-column-properties style:column-width="1.9687in"/>
    </style:style>
    <style:style style:name="Table1" style:family="table" style:master-page-name="MP0">
      <style:table-properties style:width="6.1986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P71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P72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P73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P74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P75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P76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P95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96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97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98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99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00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01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02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03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04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05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06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07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08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09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10" style:parent-style-name="Normal" style:family="paragraph">
      <style:text-properties fo:font-weight="bold" style:font-weight-asian="bold" style:font-weight-complex="bold" fo:font-size="13pt" style:font-size-asian="13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Wykonał</text:p>
          </table:table-cell>
          <table:table-cell table:style-name="TableCell8">
            <text:p text:style-name="P9"/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>
            <text:p text:style-name="P14">Data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Nr pokoju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Typ pokoju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Testy SFT</text:p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Sprawdzenie termostatu</text:p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Testy obecności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Testy zasłon w funkcji daty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Werfikacja zakłocen komunikacyjnych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Werfikacja Deadbandów</text:p>
            <text:p text:style-name="P71"/>
            <text:p text:style-name="P72"/>
            <text:p text:style-name="P73"/>
            <text:p text:style-name="P74"/>
            <text:p text:style-name="P75"/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Kontaktron drzwi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Kontaktron okna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P95"/>
      <text:p text:style-name="P96">Stwierdzone problemy</text:p>
      <text:p text:style-name="P97"/>
      <text:p text:style-name="P98"/>
      <text:p text:style-name="P99"/>
      <text:p text:style-name="P100"/>
      <text:p text:style-name="P101"/>
      <text:p text:style-name="P102">Podjęte działania: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>Podsumowanie:</text:p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ek Budzisz</meta:initial-creator>
    <dc:creator>Jacek Budzisz</dc:creator>
    <meta:creation-date>2021-03-22T07:22:00Z</meta:creation-date>
    <dc:date>2021-03-22T07:32:00Z</dc:date>
    <meta:template xlink:href="Normal" xlink:type="simple"/>
    <meta:editing-cycles>7</meta:editing-cycles>
    <meta:editing-duration>PT480S</meta:editing-duration>
    <meta:document-statistic meta:page-count="1" meta:paragraph-count="1" meta:word-count="44" meta:character-count="310" meta:row-count="2" meta:non-whitespace-character-count="267"/>
  </office:meta>
</office:document-meta>
</file>